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Pictures/10000001000003E700000253B25C4280.png" manifest:media-type="image/png"/>
  <manifest:file-entry manifest:full-path="Pictures/10000001000002860000024DC75DA95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ld English Text MT" svg:font-family="'Old English Text MT'" style:font-adornments="Italic" style:font-family-generic="script" style:font-pitch="variable"/>
    <style:font-face style:name="Perpetua" svg:font-family="Perpetua" style:font-adornments="Bold Italic" style:font-family-generic="roman" style:font-pitch="variable"/>
    <style:font-face style:name="Ravie" svg:font-family="Ravie" style:font-adornments="Bold Italic" style:font-family-generic="decorative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378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25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style:font-name="Perpetua" fo:font-size="24pt" fo:font-style="italic" fo:font-weight="bold" fo:background-color="transparent" style:font-size-asian="36pt" style:font-weight-asian="normal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34cm" svg:height="15.743cm" svg:x="0.047cm" svg:y="0.039cm">
          <draw:image xlink:href="Pictures/10000001000003E700000253B25C4280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Win <text:s text:c="2"/>Rs <text:s/>1001 </text:p>
          </draw:image>
        </draw:frame>
        <draw:frame draw:style-name="gr2" draw:text-style-name="P4" draw:layer="layout" svg:width="7.5cm" svg:height="18.628cm" svg:x="20.434cm" svg:y="4.5cm">
          <draw:text-box>
            <text:p text:style-name="P3"><text:span text:style-name="T1">Don't miss out on this exciting opportunity to shop and win with Maha loot. Start shopping now and treat yourself to something special!</text:span></text:p>
          </draw:text-box>
        </draw:frame>
        <draw:frame draw:style-name="gr3" draw:text-style-name="P4" draw:layer="layout" svg:width="6.5cm" svg:height="13.5cm" svg:x="0.539cm" svg:y="0.923cm">
          <draw:text-box>
            <text:p text:style-name="P3"><text:span text:style-name="T1">Welcome to Maha loot, Shop now and stand a chance to win big - one lucky customer walks away with a Rs 1001 coupon every day!</text:span></text:p>
          </draw:text-box>
        </draw:frame>
        <draw:frame draw:style-name="gr4" draw:text-style-name="P1" draw:layer="layout" svg:width="6.236cm" svg:height="5.686cm" svg:x="0.462cm" svg:y="10.077cm">
          <draw:image xlink:href="Pictures/10000001000002860000024DC75DA95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ld English Text MT" svg:font-family="'Old English Text MT'" style:font-adornments="Italic" style:font-family-generic="script" style:font-pitch="variable"/>
    <style:font-face style:name="Perpetua" svg:font-family="Perpetua" style:font-adornments="Bold Italic" style:font-family-generic="roman" style:font-pitch="variable"/>
    <style:font-face style:name="Ravie" svg:font-family="Ravie" style:font-adornments="Bold Italic" style:font-family-generic="decorative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opacity draw:name="Transparency_20_1" draw:display-name="Transparency 1" draw:style="axial" draw:start="100%" draw:end="100%" draw:angle="0deg" draw:border="0%">
      <loext:opacity-stop svg:offset="1" svg:stop-opacity="1"/>
    </draw:opacity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cccccc" draw:fill-gradient-name="Gradient_20_1" draw:fill-hatch-name="Red_20_90_20_Degrees_20_Crossed_20_1" draw:fill-image-name="Bitmap_20_1" draw:opacity="0%" draw:shadow="hidden" draw:shadow-color="#ffff00" draw:shadow-opacity="0%"/>
      <style:text-properties fo:color="#81d41a" loext:opacity="100%" style:font-name="Ravie" fo:font-family="Ravie" style:font-style-name="Bold Italic" style:font-family-generic="decorative" style:font-pitch="variable" fo:font-size="48pt" fo:font-style="italic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IN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solid" svg:stroke-width="1.5cm" svg:stroke-color="#ffffff" draw:marker-start-width="2.45cm" draw:marker-end-width="2.45cm" svg:stroke-linecap="round" draw:fill="solid" draw:fill-color="#ffffff" draw:opacity-name="Transparency_20_1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font-variant="normal" fo:text-transform="none" fo:color="#ffff38" loext:opacity="100%" style:text-outline="false" style:text-line-through-style="none" style:text-line-through-type="none" style:font-name="Old English Text MT" fo:font-family="'Old English Text MT'" style:font-style-name="Italic" style:font-family-generic="script" style:font-pitch="variable" fo:font-size="96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10:23:17.835000000</meta:creation-date>
    <dc:date>2024-07-18T12:00:33.677000000</dc:date>
    <meta:editing-duration>PT12M51S</meta:editing-duration>
    <meta:editing-cycles>5</meta:editing-cycles>
    <meta:generator>LibreOffice/24.2.4.2$Windows_X86_64 LibreOffice_project/51a6219feb6075d9a4c46691dcfe0cd9c4fff3c2</meta:generator>
    <meta:document-statistic meta:object-count="28"/>
  </office:meta>
</office:document-meta>
</file>